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2"/>
        <table:table-column table:style-name="co5" table:number-columns-repeated="15360" table:default-cell-style-name="Default"/>
        <table:table-row table:style-name="ro1">
          <table:table-cell table:style-name="ce19" office:value-type="string" calcext:value-type="string">
            <text:p>Description:</text:p>
          </table:table-cell>
          <table:table-cell table:style-name="ce19" office:value-type="string" calcext:value-type="string">
            <text:p>E coli model with 10 reactions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>
          <table:table-cell table:style-name="ce19" office:value-type="string" calcext:value-type="string">
            <text:p>Units:</text:p>
          </table:table-cell>
          <table:table-cell table:style-name="ce19" table:number-columns-repeated="2"/>
          <table:table-cell table:number-columns-repeated="16381"/>
        </table:table-row>
        <table:table-row table:style-name="ro1">
          <table:table-cell table:style-name="ce19" office:value-type="string" calcext:value-type="string">
            <text:p>Km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1/h</text:p>
          </table:table-cell>
          <table:table-cell table:style-name="ce19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>
          <table:table-cell table:style-name="ce19" office:value-type="string" calcext:value-type="string">
            <text:p>Sheets: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A</text:p>
          </table:table-cell>
          <table:table-cell table:style-name="ce19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I</text:p>
          </table:table-cell>
          <table:table-cell table:style-name="ce19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conditions</text:p>
          </table:table-cell>
          <table:table-cell table:style-name="ce19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1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1"/>
        <table:table-column table:style-name="co7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number-columns-repeated="2" table:default-cell-style-name="ce20"/>
        <table:table-column table:style-name="co4" table:number-columns-repeated="1006" table:default-cell-style-name="ce22"/>
        <table:table-column table:style-name="co12" table:number-columns-repeated="3" table:default-cell-style-name="ce22"/>
        <table:table-column table:style-name="co12" table:number-columns-repeated="3" table:default-cell-style-name="ce35"/>
        <table:table-column table:style-name="co5" table:number-columns-repeated="15363" table:default-cell-style-name="ce35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5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0"/>
        <table:table-column table:style-name="co8" table:number-columns-repeated="4" table:default-cell-style-name="ce20"/>
        <table:table-column table:style-name="co4" table:number-columns-repeated="3" table:default-cell-style-name="ce20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number-columns-repeated="1003" table:default-cell-style-name="ce22"/>
        <table:table-column table:style-name="co12" table:number-columns-repeated="7" table:default-cell-style-name="ce22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1" calcext:value-type="float">
            <text:p>1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/>
          <table:table-cell table:style-name="ce38" table:number-columns-repeated="8"/>
          <table:table-cell table:style-name="ce40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8" table:number-columns-repeated="8"/>
          <table:table-cell table:style-name="ce40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5"/>
        <table:table-column table:style-name="co14" table:default-cell-style-name="ce35"/>
        <table:table-column table:style-name="co1" table:default-cell-style-name="ce35"/>
        <table:table-column table:style-name="co5" table:number-columns-repeated="16371" table:default-cell-style-name="ce35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3">
          <table:table-cell table:style-name="ce25"/>
          <table:table-cell table:style-name="ce38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38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1"/>
        <table:table-column table:style-name="co15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default-cell-style-name="ce21"/>
        <table:table-column table:style-name="co4" table:number-columns-repeated="1001" table:default-cell-style-name="ce20"/>
        <table:table-column table:style-name="co12" table:number-columns-repeated="7" table:default-cell-style-name="ce20"/>
        <table:table-column table:style-name="co6" table:default-cell-style-name="ce20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1"/>
        <table:table-column table:style-name="co6" table:number-columns-repeated="26" table:default-cell-style-name="ce20"/>
        <table:table-column table:style-name="co6" table:number-columns-repeated="958" table:default-cell-style-name="ce2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8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1" table:formula="of:=[.E3]/1.3" office:value-type="float" office:value="0.350127796645776" calcext:value-type="float">
            <text:p>0.350127796645776</text:p>
          </table:table-cell>
          <table:table-cell table:style-name="ce21" table:formula="of:=[.F3]/1.3" office:value-type="float" office:value="0.269329074342904" calcext:value-type="float">
            <text:p>0.269329074342904</text:p>
          </table:table-cell>
          <table:table-cell table:style-name="ce21" table:formula="of:=[.G3]/1.3" office:value-type="float" office:value="0.207176211033003" calcext:value-type="float">
            <text:p>0.207176211033003</text:p>
          </table:table-cell>
          <table:table-cell table:style-name="ce21" table:formula="of:=[.H3]/1.3" office:value-type="float" office:value="0.159366316179233" calcext:value-type="float">
            <text:p>0.159366316179233</text:p>
          </table:table-cell>
          <table:table-cell table:style-name="ce21" table:formula="of:=[.I3]/1.3" office:value-type="float" office:value="0.122589473984026" calcext:value-type="float">
            <text:p>0.122589473984026</text:p>
          </table:table-cell>
          <table:table-cell table:style-name="ce21" table:formula="of:=[.J3]/1.3" office:value-type="float" office:value="0.0942995953723274" calcext:value-type="float">
            <text:p>0.0942995953723274</text:p>
          </table:table-cell>
          <table:table-cell table:style-name="ce21" table:formula="of:=[.K3]/1.3" office:value-type="float" office:value="0.0725381502864057" calcext:value-type="float">
            <text:p>0.0725381502864057</text:p>
          </table:table-cell>
          <table:table-cell table:style-name="ce21" table:formula="of:=[.L3]/1.3" office:value-type="float" office:value="0.055798577143389" calcext:value-type="float">
            <text:p>0.055798577143389</text:p>
          </table:table-cell>
          <table:table-cell table:style-name="ce21" table:formula="of:=[.M3]/1.3" office:value-type="float" office:value="0.0429219824179915" calcext:value-type="float">
            <text:p>0.0429219824179915</text:p>
          </table:table-cell>
          <table:table-cell table:style-name="ce21" table:formula="of:=[.N3]/1.3" office:value-type="float" office:value="0.0330169095523012" calcext:value-type="float">
            <text:p>0.0330169095523012</text:p>
          </table:table-cell>
          <table:table-cell table:style-name="ce21" table:formula="of:=[.O3]/1.3" office:value-type="float" office:value="0.0253976227325394" calcext:value-type="float">
            <text:p>0.0253976227325394</text:p>
          </table:table-cell>
          <table:table-cell table:style-name="ce21" table:formula="of:=[.P3]/1.3" office:value-type="float" office:value="0.0195366328711841" calcext:value-type="float">
            <text:p>0.0195366328711841</text:p>
          </table:table-cell>
          <table:table-cell table:style-name="ce21" table:formula="of:=[.Q3]/1.3" office:value-type="float" office:value="0.0150281791316801" calcext:value-type="float">
            <text:p>0.0150281791316801</text:p>
          </table:table-cell>
          <table:table-cell table:style-name="ce21" table:formula="of:=[.R3]/1.3" office:value-type="float" office:value="0.0115601377936001" calcext:value-type="float">
            <text:p>0.0115601377936001</text:p>
          </table:table-cell>
          <table:table-cell table:style-name="ce21" table:formula="of:=[.S3]/1.3" office:value-type="float" office:value="0.00889241368738467" calcext:value-type="float">
            <text:p>0.00889241368738467</text:p>
          </table:table-cell>
          <table:table-cell table:style-name="ce21" table:formula="of:=[.T3]/1.3" office:value-type="float" office:value="0.00684031822106513" calcext:value-type="float">
            <text:p>0.00684031822106513</text:p>
          </table:table-cell>
          <table:table-cell table:style-name="ce21" table:formula="of:=[.U3]/1.3" office:value-type="float" office:value="0.00526178324697318" calcext:value-type="float">
            <text:p>0.00526178324697318</text:p>
          </table:table-cell>
          <table:table-cell table:style-name="ce21" table:formula="of:=[.V3]/1.3" office:value-type="float" office:value="0.00404752557459475" calcext:value-type="float">
            <text:p>0.00404752557459475</text:p>
          </table:table-cell>
          <table:table-cell table:style-name="ce21" table:formula="of:=[.W3]/1.3" office:value-type="float" office:value="0.00311348121122673" calcext:value-type="float">
            <text:p>0.00311348121122673</text:p>
          </table:table-cell>
          <table:table-cell table:style-name="ce21" table:formula="of:=[.X3]/1.3" office:value-type="float" office:value="0.00239498554709749" calcext:value-type="float">
            <text:p>0.00239498554709749</text:p>
          </table:table-cell>
          <table:table-cell table:style-name="ce21" table:formula="of:=[.Y3]/1.3" office:value-type="float" office:value="0.00184229657469037" calcext:value-type="float">
            <text:p>0.00184229657469037</text:p>
          </table:table-cell>
          <table:table-cell table:style-name="ce21" table:formula="of:=[.Z3]/1.3" office:value-type="float" office:value="0.00141715121130029" calcext:value-type="float">
            <text:p>0.00141715121130029</text:p>
          </table:table-cell>
          <table:table-cell table:style-name="ce21" table:formula="of:=[.AA3]/1.3" office:value-type="float" office:value="0.00109011631638484" calcext:value-type="float">
            <text:p>0.00109011631638484</text:p>
          </table:table-cell>
          <table:table-cell table:style-name="ce21" table:formula="of:=[.AB3]/1.3" office:value-type="float" office:value="0.00083855101260372" calcext:value-type="float">
            <text:p>0.00083855101260372</text:p>
          </table:table-cell>
          <table:table-cell table:style-name="ce21" table:formula="of:=[.AC3]/1.3" office:value-type="float" office:value="0.0006450392404644" calcext:value-type="float">
            <text:p>0.0006450392404644</text:p>
          </table:table-cell>
          <table:table-cell table:style-name="ce21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1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5"/>
        <table:table-row table:style-name="ro1">
          <table:table-cell table:style-name="ce42" office:value-type="string" calcext:value-type="string">
            <text:p>mu</text:p>
          </table:table-cell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ce38"/>
          <table:table-cell table:style-name="ce41"/>
          <table:table-cell table:style-name="ce38" table:number-columns-repeated="2"/>
          <table:table-cell table:number-columns-repeated="16371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2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2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2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4" office:value-type="string" calcext:value-type="string">
            <text:p>metabolite</text:p>
          </table:table-cell>
          <table:table-cell table:style-name="ce43" office:value-type="string" calcext:value-type="string">
            <text:p>mass_fraction</text:p>
          </table:table-cell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5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5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 table:style-name="ce43"/>
        </table:table-row>
        <table:table-row table:style-name="ro1" table:number-rows-repeated="2">
          <table:table-cell/>
          <table:table-cell table:style-name="ce43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9T11:28:51.394204469</dc:date>
    <meta:editing-cycles>165</meta:editing-cycles>
    <meta:editing-duration>PT4H6M9S</meta:editing-duration>
    <meta:document-statistic meta:table-count="9" meta:cell-count="478" meta:object-count="0"/>
  </office:meta>
</office:document-meta>
</file>